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030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69.1%" fo:text-align="left" style:tab-stop-distance="1in" fo:margin-left="0.01389in" fo:margin-right="0.00556in" fo:text-indent="0.00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8.2%" fo:text-align="left" style:tab-stop-distance="1in" fo:margin-left="0.01389in" fo:margin-right="0.00556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01389in" fo:margin-right="0in" fo:text-indent="0in" fo:margin-top="0.127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.0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69.1%" fo:text-align="left" style:tab-stop-distance="1in" fo:margin-left="0.01389in" fo:margin-right="0.00556in" fo:text-indent="0.0215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01875in" fo:margin-right="0in" fo:text-indent="0in" fo:margin-top="0.12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.0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0">
      <style:paragraph-properties fo:line-height="169.1%" fo:text-align="left" style:tab-stop-distance="1in" fo:margin-left="0.01389in" fo:margin-right="0.00556in" fo:text-indent="0in" fo:margin-top="0in" fo:margin-bottom="0in" style:punctuation-wrap="hanging" style:vertical-align="auto" style:writing-mode="lr-tb">
        <style:tab-stops>
          <style:tab-stop style:position="1.1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78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69.1%" fo:text-align="left" style:tab-stop-distance="1in" fo:margin-left="0.01389in" fo:margin-right="0.00556in" fo:text-indent="0.001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.79583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0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9444in" style:font-size-asian="0.19444in" style:font-size-complex="0.19444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>
          <style:tab-stop style:position="1.2340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>
          <style:tab-stop style:position="1.170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>
          <style:tab-stop style:position="1.222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>
          <style:tab-stop style:position="1.1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>
          <style:tab-stop style:position="1.1520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39.682% 66.6667%" fo:font-family="Calibri" style:font-family-complex="Calibri" fo:font-size="0.14583in" style:font-size-asian="0.14583in" style:font-size-complex="0.14583in" fo:letter-spacing="-0.003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39.682% 66.6667%" fo:font-family="Calibri" style:font-family-complex="Calibri" fo:font-size="0.14583in" style:font-size-asian="0.14583in" style:font-size-complex="0.14583in" fo:letter-spacing="-0.0009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39.682% 66.6667%" fo:font-family="Times New Roman" style:font-family-complex="Times New Roman" fo:font-size="0.14583in" style:font-size-asian="0.14583in" style:font-size-complex="0.14583in" fo:letter-spacing="0.0144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01389in" fo:margin-right="0in" fo:text-indent="0in" fo:margin-top="0.12639in" fo:margin-bottom="0in" style:punctuation-wrap="hanging" style:vertical-align="auto" style:writing-mode="lr-tb">
        <style:tab-stops>
          <style:tab-stop style:position="1.215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15278in" style:font-size-asian="0.15278in" style:font-size-complex="0.15278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04" draw:master-page-name="Master1-Layout5-obj-Blank" presentation:presentation-page-layout-name="Master1-PPL5" draw:id="Slide-256">
        <draw:frame draw:id="id28" draw:style-name="a121" draw:name="object 2" svg:x="3.4418in" svg:y="1.02513in" svg:width="1.41389in" svg:height="0.22292in">
          <draw:text-box>
            <text:p text:style-name="a120" text:class-names="" text:cond-style-name=""><text:span text:style-name="a105" text:class-names="">C</text:span><text:span text:style-name="a106" text:class-names="">u</text:span><text:span text:style-name="a107" text:class-names="">rr</text:span><text:span text:style-name="a108" text:class-names="">i</text:span><text:span text:style-name="a109" text:class-names="">cu</text:span><text:span text:style-name="a110" text:class-names="">l</text:span><text:span text:style-name="a111" text:class-names="">u</text:span><text:span text:style-name="a112" text:class-names="">m</text:span><text:span text:style-name="a113" text:class-names=""><text:s text:c="1"/></text:span><text:span text:style-name="a114" text:class-names="">-</text:span><text:span text:style-name="a115" text:class-names="">V</text:span><text:span text:style-name="a116" text:class-names="">i</text:span><text:span text:style-name="a117" text:class-names="">t</text:span><text:span text:style-name="a118" text:class-names="">ae</text:span><text:span text:style-name="a119" text:class-names=""/></text:p>
          </draw:text-box>
          <svg:title/>
          <svg:desc/>
        </draw:frame>
        <draw:frame draw:id="id29" draw:style-name="a151" draw:name="object 3" svg:x="0.98645in" svg:y="1.69138in" svg:width="1.30347in" svg:height="0.80139in">
          <draw:text-box>
            <text:p text:style-name="a127" text:class-names="" text:cond-style-name=""><text:span text:style-name="a122" text:class-names="">N</text:span><text:span text:style-name="a123" text:class-names="">ame</text:span><text:span text:style-name="a124" text:class-names=""><text:tab/></text:span><text:span text:style-name="a125" text:class-names="">:</text:span><text:span text:style-name="a126" text:class-names=""/></text:p>
            <text:p text:style-name="a135" text:class-names="" text:cond-style-name=""><text:span text:style-name="a128" text:class-names="">A</text:span><text:span text:style-name="a129" text:class-names="">d</text:span><text:span text:style-name="a130" text:class-names="">d</text:span><text:span text:style-name="a131" text:class-names="">ress</text:span><text:span text:style-name="a132" text:class-names=""><text:tab/></text:span><text:span text:style-name="a133" text:class-names="">:</text:span><text:span text:style-name="a134" text:class-names=""/></text:p>
            <text:p text:style-name="a150" text:class-names="" text:cond-style-name=""><text:span text:style-name="a136" text:class-names="">C</text:span><text:span text:style-name="a137" text:class-names="">o</text:span><text:span text:style-name="a138" text:class-names="">n</text:span><text:span text:style-name="a139" text:class-names="">ta</text:span><text:span text:style-name="a140" text:class-names="">c</text:span><text:span text:style-name="a141" text:class-names="">t</text:span><text:span text:style-name="a142" text:class-names=""><text:s text:c="1"/></text:span><text:span text:style-name="a143" text:class-names="">nu</text:span><text:span text:style-name="a144" text:class-names="">m</text:span><text:span text:style-name="a145" text:class-names="">b</text:span><text:span text:style-name="a146" text:class-names="">er</text:span><text:span text:style-name="a147" text:class-names=""><text:tab/></text:span><text:span text:style-name="a148" text:class-names="">:</text:span><text:span text:style-name="a149" text:class-names=""/></text:p>
          </draw:text-box>
          <svg:title/>
          <svg:desc/>
        </draw:frame>
        <draw:frame draw:id="id30" draw:style-name="a193" draw:name="object 4" svg:x="2.76159in" svg:y="1.69138in" svg:width="1.95208in" svg:height="0.80139in">
          <draw:text-box>
            <text:p text:style-name="a162" text:class-names="" text:cond-style-name=""><text:span text:style-name="a152" text:class-names="">Ri</text:span><text:span text:style-name="a153" text:class-names="">w</text:span><text:span text:style-name="a154" text:class-names="">aj</text:span><text:span text:style-name="a155" text:class-names=""><text:s text:c="1"/></text:span><text:span text:style-name="a156" text:class-names="">T</text:span><text:span text:style-name="a157" text:class-names="">a</text:span><text:span text:style-name="a158" text:class-names="">ma</text:span><text:span text:style-name="a159" text:class-names="">n</text:span><text:span text:style-name="a160" text:class-names="">g</text:span><text:span text:style-name="a161" text:class-names=""/></text:p>
            <text:p text:style-name="a192" text:class-names="" text:cond-style-name=""><text:span text:style-name="a163" text:class-names="">N</text:span><text:span text:style-name="a164" text:class-names="">a</text:span><text:span text:style-name="a165" text:class-names="">r</text:span><text:span text:style-name="a166" text:class-names="">d</text:span><text:span text:style-name="a167" text:class-names="">e</text:span><text:span text:style-name="a168" text:class-names="">v</text:span><text:span text:style-name="a169" text:class-names="">i</text:span><text:span text:style-name="a170" text:class-names="">-</text:span><text:span text:style-name="a171" text:class-names="">1</text:span><text:span text:style-name="a172" text:class-names="">8,</text:span><text:span text:style-name="a173" text:class-names=""><text:s text:c="1"/></text:span><text:span text:style-name="a174" text:class-names="">K</text:span><text:span text:style-name="a175" text:class-names="">a</text:span><text:span text:style-name="a176" text:class-names="">thma</text:span><text:span text:style-name="a177" text:class-names="">ndu</text:span><text:span text:style-name="a178" text:class-names="">,</text:span><text:span text:style-name="a179" text:class-names=""><text:s text:c="1"/></text:span><text:span text:style-name="a180" text:class-names="">N</text:span><text:span text:style-name="a181" text:class-names="">epal</text:span><text:span text:style-name="a182" text:class-names=""><text:s text:c="1"/></text:span><text:span text:style-name="a183" text:class-names="">9</text:span><text:span text:style-name="a184" text:class-names="">8</text:span><text:span text:style-name="a185" text:class-names="">18</text:span><text:span text:style-name="a186" text:class-names="">1</text:span><text:span text:style-name="a187" text:class-names="">2</text:span><text:span text:style-name="a188" text:class-names="">2</text:span><text:span text:style-name="a189" text:class-names="">6</text:span><text:span text:style-name="a190" text:class-names="">80</text:span><text:span text:style-name="a191" text:class-names=""/></text:p>
          </draw:text-box>
          <svg:title/>
          <svg:desc/>
        </draw:frame>
        <draw:frame draw:id="id31" draw:style-name="a205" draw:name="object 5" svg:x="0.98645in" svg:y="2.62138in" svg:width="0.93264in" svg:height="0.18125in">
          <draw:text-box>
            <text:p text:style-name="a204" text:class-names="" text:cond-style-name=""><text:span text:style-name="a194" text:class-names="">E</text:span><text:span text:style-name="a195" text:class-names="">-</text:span><text:span text:style-name="a196" text:class-names="">mail</text:span><text:span text:style-name="a197" text:class-names=""><text:s text:c="1"/></text:span><text:span text:style-name="a198" text:class-names="">ad</text:span><text:span text:style-name="a199" text:class-names="">d</text:span><text:span text:style-name="a200" text:class-names="">r</text:span><text:span text:style-name="a201" text:class-names="">e</text:span><text:span text:style-name="a202" text:class-names="">ss</text:span><text:span text:style-name="a203" text:class-names=""/></text:p>
          </draw:text-box>
          <svg:title/>
          <svg:desc/>
        </draw:frame>
        <draw:frame draw:id="id32" draw:style-name="a209" draw:name="object 6" svg:x="2.20109in" svg:y="2.62138in" svg:width="0.06944in" svg:height="0.18125in">
          <draw:text-box>
            <text:p text:style-name="a208" text:class-names="" text:cond-style-name=""><text:span text:style-name="a206" text:class-names="">:</text:span><text:span text:style-name="a207" text:class-names=""/></text:p>
          </draw:text-box>
          <svg:title/>
          <svg:desc/>
        </draw:frame>
        <draw:frame draw:id="id33" draw:style-name="a226" draw:name="object 7" svg:x="2.76181in" svg:y="2.62138in" svg:width="1.74653in" svg:height="0.18125in">
          <draw:text-box>
            <text:p text:style-name="a225" text:class-names="" text:cond-style-name=""><text:span text:style-name="a210" text:class-names=""><text:a xlink:href="mailto:riwazztamang1@gmail.com" text:style-name="" text:visited-style-name="">riwa</text:a></text:span><text:span text:style-name="a211" text:class-names=""><text:a xlink:href="mailto:riwazztamang1@gmail.com" text:style-name="" text:visited-style-name="">z</text:a></text:span><text:span text:style-name="a212" text:class-names=""><text:a xlink:href="mailto:riwazztamang1@gmail.com" text:style-name="" text:visited-style-name="">z</text:a></text:span><text:span text:style-name="a213" text:class-names=""><text:a xlink:href="mailto:riwazztamang1@gmail.com" text:style-name="" text:visited-style-name="">t</text:a></text:span><text:span text:style-name="a214" text:class-names=""><text:a xlink:href="mailto:riwazztamang1@gmail.com" text:style-name="" text:visited-style-name="">a</text:a></text:span><text:span text:style-name="a215" text:class-names=""><text:a xlink:href="mailto:riwazztamang1@gmail.com" text:style-name="" text:visited-style-name="">ma</text:a></text:span><text:span text:style-name="a216" text:class-names=""><text:a xlink:href="mailto:riwazztamang1@gmail.com" text:style-name="" text:visited-style-name="">ng</text:a></text:span><text:span text:style-name="a217" text:class-names=""><text:a xlink:href="mailto:riwazztamang1@gmail.com" text:style-name="" text:visited-style-name="">1@</text:a></text:span><text:span text:style-name="a218" text:class-names=""><text:a xlink:href="mailto:riwazztamang1@gmail.com" text:style-name="" text:visited-style-name="">g</text:a></text:span><text:span text:style-name="a219" text:class-names=""><text:a xlink:href="mailto:riwazztamang1@gmail.com" text:style-name="" text:visited-style-name="">mai</text:a></text:span><text:span text:style-name="a220" text:class-names=""><text:a xlink:href="mailto:riwazztamang1@gmail.com" text:style-name="" text:visited-style-name="">l.</text:a></text:span><text:span text:style-name="a221" text:class-names=""><text:a xlink:href="mailto:riwazztamang1@gmail.com" text:style-name="" text:visited-style-name="">c</text:a></text:span><text:span text:style-name="a222" text:class-names=""><text:a xlink:href="mailto:riwazztamang1@gmail.com" text:style-name="" text:visited-style-name="">o</text:a></text:span><text:span text:style-name="a223" text:class-names=""><text:a xlink:href="mailto:riwazztamang1@gmail.com" text:style-name="" text:visited-style-name="">m</text:a></text:span><text:span text:style-name="a224" text:class-names=""/></text:p>
          </draw:text-box>
          <svg:title/>
          <svg:desc/>
        </draw:frame>
        <draw:frame draw:id="id34" draw:style-name="a239" draw:name="object 8" svg:x="3.3368in" svg:y="3.24138in" svg:width="1.03819in" svg:height="0.18125in">
          <draw:text-box>
            <text:p text:style-name="a238" text:class-names="" text:cond-style-name=""><text:span text:style-name="a227" text:class-names="">Per</text:span><text:span text:style-name="a228" text:class-names="">s</text:span><text:span text:style-name="a229" text:class-names="">o</text:span><text:span text:style-name="a230" text:class-names="">n</text:span><text:span text:style-name="a231" text:class-names="">a</text:span><text:span text:style-name="a232" text:class-names="">l</text:span><text:span text:style-name="a233" text:class-names="">-</text:span><text:span text:style-name="a234" text:class-names="">Detai</text:span><text:span text:style-name="a235" text:class-names="">l</text:span><text:span text:style-name="a236" text:class-names="">s</text:span><text:span text:style-name="a237" text:class-names=""/></text:p>
          </draw:text-box>
          <svg:title/>
          <svg:desc/>
        </draw:frame>
        <draw:frame draw:id="id35" draw:style-name="a269" draw:name="object 9" svg:x="0.98645in" svg:y="3.5518in" svg:width="1.24028in" svg:height="0.80139in">
          <draw:text-box>
            <text:p text:style-name="a250" text:class-names="" text:cond-style-name=""><text:span text:style-name="a240" text:class-names="">Date</text:span><text:span text:style-name="a241" text:class-names=""><text:s text:c="1"/></text:span><text:span text:style-name="a242" text:class-names="">o</text:span><text:span text:style-name="a243" text:class-names="">f</text:span><text:span text:style-name="a244" text:class-names=""><text:s text:c="1"/></text:span><text:span text:style-name="a245" text:class-names="">b</text:span><text:span text:style-name="a246" text:class-names="">irth</text:span><text:span text:style-name="a247" text:class-names=""><text:tab/></text:span><text:span text:style-name="a248" text:class-names="">:</text:span><text:span text:style-name="a249" text:class-names=""/></text:p>
            <text:p text:style-name="a261" text:class-names="" text:cond-style-name=""><text:span text:style-name="a251" text:class-names="">Mar</text:span><text:span text:style-name="a252" text:class-names="">i</text:span><text:span text:style-name="a253" text:class-names="">tal</text:span><text:span text:style-name="a254" text:class-names=""><text:s text:c="1"/></text:span><text:span text:style-name="a255" text:class-names="">S</text:span><text:span text:style-name="a256" text:class-names="">t</text:span><text:span text:style-name="a257" text:class-names="">atus</text:span><text:span text:style-name="a258" text:class-names=""><text:tab/></text:span><text:span text:style-name="a259" text:class-names="">:</text:span><text:span text:style-name="a260" text:class-names=""/></text:p>
            <text:p text:style-name="a268" text:class-names="" text:cond-style-name=""><text:span text:style-name="a262" text:class-names="">Gen</text:span><text:span text:style-name="a263" text:class-names="">d</text:span><text:span text:style-name="a264" text:class-names="">er</text:span><text:span text:style-name="a265" text:class-names=""><text:tab/></text:span><text:span text:style-name="a266" text:class-names="">:</text:span><text:span text:style-name="a267" text:class-names=""/></text:p>
          </draw:text-box>
          <svg:title/>
          <svg:desc/>
        </draw:frame>
        <draw:frame draw:id="id36" draw:style-name="a306" draw:name="object 10" svg:x="2.72877in" svg:y="3.5243in" svg:width="1.88819in" svg:height="0.82917in">
          <draw:text-box>
            <text:p text:style-name="a300" text:class-names="" text:cond-style-name=""><text:span text:style-name="a270" text:class-names="">5</text:span><text:span text:style-name="a271" text:class-names="">t</text:span><text:span text:style-name="a272" text:class-names="">h</text:span><text:span text:style-name="a273" text:class-names=""><text:s text:c="1"/></text:span><text:span text:style-name="a274" text:class-names="">o</text:span><text:span text:style-name="a275" text:class-names="">f</text:span><text:span text:style-name="a276" text:class-names=""><text:s text:c="1"/></text:span><text:span text:style-name="a277" text:class-names="">J</text:span><text:span text:style-name="a278" text:class-names="">u</text:span><text:span text:style-name="a279" text:class-names="">ly.</text:span><text:span text:style-name="a280" text:class-names=""><text:s text:c="1"/></text:span><text:span text:style-name="a281" text:class-names="">1</text:span><text:span text:style-name="a282" text:class-names="">9</text:span><text:span text:style-name="a283" text:class-names="">94</text:span><text:span text:style-name="a284" text:class-names=""><text:s text:c="1"/></text:span><text:span text:style-name="a285" text:class-names="">(</text:span><text:span text:style-name="a286" text:class-names="">20</text:span><text:span text:style-name="a287" text:class-names="">5</text:span><text:span text:style-name="a288" text:class-names="">0</text:span><text:span text:style-name="a289" text:class-names="">/</text:span><text:span text:style-name="a290" text:class-names="">03</text:span><text:span text:style-name="a291" text:class-names="">/</text:span><text:span text:style-name="a292" text:class-names="">2</text:span><text:span text:style-name="a293" text:class-names="">1)</text:span><text:span text:style-name="a294" text:class-names=""><text:s text:c="1"/></text:span><text:span text:style-name="a295" text:class-names="">Mar</text:span><text:span text:style-name="a296" text:class-names="">r</text:span><text:span text:style-name="a297" text:class-names="">i</text:span><text:span text:style-name="a298" text:class-names="">ed</text:span><text:span text:style-name="a299" text:class-names=""/></text:p>
            <text:p text:style-name="a305" text:class-names="" text:cond-style-name=""><text:span text:style-name="a301" text:class-names="">Ma</text:span><text:span text:style-name="a302" text:class-names="">l</text:span><text:span text:style-name="a303" text:class-names="">e</text:span><text:span text:style-name="a304" text:class-names=""/></text:p>
          </draw:text-box>
          <svg:title/>
          <svg:desc/>
        </draw:frame>
        <draw:frame draw:id="id37" draw:style-name="a331" draw:name="object 11" svg:x="0.98645in" svg:y="4.4818in" svg:width="1.21667in" svg:height="0.49167in">
          <draw:text-box>
            <text:p text:style-name="a330" text:class-names="" text:cond-style-name=""><text:span text:style-name="a307" text:class-names="">Fa</text:span><text:span text:style-name="a308" text:class-names="">the</text:span><text:span text:style-name="a309" text:class-names="">r</text:span><text:span text:style-name="a310" text:class-names="">’s</text:span><text:span text:style-name="a311" text:class-names=""><text:s text:c="1"/></text:span><text:span text:style-name="a312" text:class-names="">N</text:span><text:span text:style-name="a313" text:class-names="">a</text:span><text:span text:style-name="a314" text:class-names="">me</text:span><text:span text:style-name="a315" text:class-names=""><text:tab/></text:span><text:span text:style-name="a316" text:class-names="">:</text:span><text:span text:style-name="a317" text:class-names=""><text:s text:c="1"/></text:span><text:span text:style-name="a318" text:class-names="">M</text:span><text:span text:style-name="a319" text:class-names="">o</text:span><text:span text:style-name="a320" text:class-names="">the</text:span><text:span text:style-name="a321" text:class-names="">r</text:span><text:span text:style-name="a322" text:class-names="">’s</text:span><text:span text:style-name="a323" text:class-names=""><text:s text:c="1"/></text:span><text:span text:style-name="a324" text:class-names="">N</text:span><text:span text:style-name="a325" text:class-names="">a</text:span><text:span text:style-name="a326" text:class-names="">me</text:span><text:span text:style-name="a327" text:class-names=""><text:tab/></text:span><text:span text:style-name="a328" text:class-names="">:</text:span><text:span text:style-name="a329" text:class-names=""/></text:p>
          </draw:text-box>
          <svg:title/>
          <svg:desc/>
        </draw:frame>
        <draw:frame draw:id="id38" draw:style-name="a354" draw:name="object 12" svg:x="2.72717in" svg:y="4.4818in" svg:width="1.43611in" svg:height="0.49167in">
          <draw:text-box>
            <text:p text:style-name="a353" text:class-names="" text:cond-style-name=""><text:span text:style-name="a332" text:class-names="">Gyan</text:span><text:span text:style-name="a333" text:class-names=""><text:s text:c="1"/></text:span><text:span text:style-name="a334" text:class-names="">Ba</text:span><text:span text:style-name="a335" text:class-names="">h</text:span><text:span text:style-name="a336" text:class-names="">a</text:span><text:span text:style-name="a337" text:class-names="">du</text:span><text:span text:style-name="a338" text:class-names="">r</text:span><text:span text:style-name="a339" text:class-names=""><text:s text:c="1"/></text:span><text:span text:style-name="a340" text:class-names="">T</text:span><text:span text:style-name="a341" text:class-names="">a</text:span><text:span text:style-name="a342" text:class-names="">ma</text:span><text:span text:style-name="a343" text:class-names="">n</text:span><text:span text:style-name="a344" text:class-names="">g</text:span><text:span text:style-name="a345" text:class-names=""><text:s text:c="1"/></text:span><text:span text:style-name="a346" text:class-names="">Kanchi</text:span><text:span text:style-name="a347" text:class-names=""><text:s text:c="1"/></text:span><text:span text:style-name="a348" text:class-names="">T</text:span><text:span text:style-name="a349" text:class-names="">ama</text:span><text:span text:style-name="a350" text:class-names="">n</text:span><text:span text:style-name="a351" text:class-names="">g</text:span><text:span text:style-name="a352" text:class-names=""/></text:p>
          </draw:text-box>
          <svg:title/>
          <svg:desc/>
        </draw:frame>
        <draw:frame draw:id="id39" draw:style-name="a721" draw:name="object 13" svg:x="0.98645in" svg:y="5.4118in" svg:width="6.43194in" svg:height="3.48194in">
          <draw:text-box>
            <text:p text:style-name="a361" text:class-names="" text:cond-style-name=""><text:span text:style-name="a355" text:class-names="">Ed</text:span><text:span text:style-name="a356" text:class-names="">u</text:span><text:span text:style-name="a357" text:class-names="">cati</text:span><text:span text:style-name="a358" text:class-names="">o</text:span><text:span text:style-name="a359" text:class-names="">n</text:span><text:span text:style-name="a360" text:class-names=""/></text:p>
            <text:p text:style-name="a363" text:class-names="" text:cond-style-name=""><text:span text:style-name="a362" text:class-names=""/></text:p>
            <text:p text:style-name="a365" text:class-names="" text:cond-style-name=""><text:span text:style-name="a364" text:class-names=""/></text:p>
            <text:p text:style-name="a437" text:class-names="" text:cond-style-name=""><text:span text:style-name="a366" text:class-names="">S</text:span><text:span text:style-name="a367" text:class-names="">.</text:span><text:span text:style-name="a368" text:class-names=""><text:s text:c="1"/></text:span><text:span text:style-name="a369" text:class-names="">L</text:span><text:span text:style-name="a370" text:class-names="">.</text:span><text:span text:style-name="a371" text:class-names=""><text:s text:c="1"/></text:span><text:span text:style-name="a372" text:class-names="">C</text:span><text:span text:style-name="a373" text:class-names=""><text:s text:c="1"/></text:span><text:span text:style-name="a374" text:class-names="">pas</text:span><text:span text:style-name="a375" text:class-names="">s</text:span><text:span text:style-name="a376" text:class-names="">ed</text:span><text:span text:style-name="a377" text:class-names=""><text:s text:c="1"/></text:span><text:span text:style-name="a378" text:class-names="">in</text:span><text:span text:style-name="a379" text:class-names=""><text:s text:c="1"/></text:span><text:span text:style-name="a380" text:class-names="">f</text:span><text:span text:style-name="a381" text:class-names="">irst</text:span><text:span text:style-name="a382" text:class-names=""><text:s text:c="1"/></text:span><text:span text:style-name="a383" text:class-names="">d</text:span><text:span text:style-name="a384" text:class-names="">ivi</text:span><text:span text:style-name="a385" text:class-names="">s</text:span><text:span text:style-name="a386" text:class-names="">i</text:span><text:span text:style-name="a387" text:class-names="">o</text:span><text:span text:style-name="a388" text:class-names="">n</text:span><text:span text:style-name="a389" text:class-names=""><text:s text:c="1"/></text:span><text:span text:style-name="a390" text:class-names="">fr</text:span><text:span text:style-name="a391" text:class-names="">o</text:span><text:span text:style-name="a392" text:class-names="">m</text:span><text:span text:style-name="a393" text:class-names=""><text:s text:c="1"/></text:span><text:span text:style-name="a394" text:class-names="">Bal</text:span><text:span text:style-name="a395" text:class-names=""><text:s text:c="1"/></text:span><text:span text:style-name="a396" text:class-names="">U</text:span><text:span text:style-name="a397" text:class-names="">d</text:span><text:span text:style-name="a398" text:class-names="">yan</text:span><text:span text:style-name="a399" text:class-names=""><text:s text:c="1"/></text:span><text:span text:style-name="a400" text:class-names="">A</text:span><text:span text:style-name="a401" text:class-names="">w</text:span><text:span text:style-name="a402" text:class-names="">a</text:span><text:span text:style-name="a403" text:class-names="">b</text:span><text:span text:style-name="a404" text:class-names="">iya</text:span><text:span text:style-name="a405" text:class-names=""><text:s text:c="1"/></text:span><text:span text:style-name="a406" text:class-names="">Ma.</text:span><text:span text:style-name="a407" text:class-names=""><text:s text:c="1"/></text:span><text:span text:style-name="a408" text:class-names="">Vi</text:span><text:span text:style-name="a409" text:class-names="">.</text:span><text:span text:style-name="a410" text:class-names=""><text:s text:c="1"/></text:span><text:span text:style-name="a411" text:class-names="">Kal</text:span><text:span text:style-name="a412" text:class-names="">i</text:span><text:span text:style-name="a413" text:class-names="">kast</text:span><text:span text:style-name="a414" text:class-names="">h</text:span><text:span text:style-name="a415" text:class-names="">a</text:span><text:span text:style-name="a416" text:class-names="">n</text:span><text:span text:style-name="a417" text:class-names="">,</text:span><text:span text:style-name="a418" text:class-names=""><text:s text:c="1"/></text:span><text:span text:style-name="a419" text:class-names="">Ka</text:span><text:span text:style-name="a420" text:class-names="">v</text:span><text:span text:style-name="a421" text:class-names="">r</text:span><text:span text:style-name="a422" text:class-names="">e,</text:span><text:span text:style-name="a423" text:class-names=""><text:s text:c="1"/></text:span><text:span text:style-name="a424" text:class-names="">N</text:span><text:span text:style-name="a425" text:class-names="">epal</text:span><text:span text:style-name="a426" text:class-names=""><text:s text:c="1"/></text:span><text:span text:style-name="a427" text:class-names="">(</text:span><text:span text:style-name="a428" text:class-names="">2</text:span><text:span text:style-name="a429" text:class-names="">0</text:span><text:span text:style-name="a430" text:class-names="">6</text:span><text:span text:style-name="a431" text:class-names="">6</text:span><text:span text:style-name="a432" text:class-names=""><text:s text:c="1"/></text:span><text:span text:style-name="a433" text:class-names="">B.S</text:span><text:span text:style-name="a434" text:class-names=""><text:s text:c="1"/></text:span><text:span text:style-name="a435" text:class-names="">)</text:span><text:span text:style-name="a436" text:class-names=""/></text:p>
            <text:p text:style-name="a439" text:class-names="" text:cond-style-name=""><text:span text:style-name="a438" text:class-names=""/></text:p>
            <text:p text:style-name="a441" text:class-names="" text:cond-style-name=""><text:span text:style-name="a440" text:class-names=""/></text:p>
            <text:p text:style-name="a457" text:class-names="" text:cond-style-name=""><text:span text:style-name="a442" text:class-names="">A</text:span><text:span text:style-name="a443" text:class-names="">d</text:span><text:span text:style-name="a444" text:class-names="">d</text:span><text:span text:style-name="a445" text:class-names="">itio</text:span><text:span text:style-name="a446" text:class-names="">n</text:span><text:span text:style-name="a447" text:class-names="">al</text:span><text:span text:style-name="a448" text:class-names=""><text:s text:c="1"/></text:span><text:span text:style-name="a449" text:class-names="">-</text:span><text:span text:style-name="a450" text:class-names=""><text:s text:c="1"/></text:span><text:span text:style-name="a451" text:class-names="">Tran</text:span><text:span text:style-name="a452" text:class-names="">i</text:span><text:span text:style-name="a453" text:class-names="">n</text:span><text:span text:style-name="a454" text:class-names="">g</text:span><text:span text:style-name="a455" text:class-names="">s</text:span><text:span text:style-name="a456" text:class-names=""/></text:p>
            <text:p text:style-name="a523" text:class-names="" text:cond-style-name=""><text:span text:style-name="a458" text:class-names="">Basic</text:span><text:span text:style-name="a459" text:class-names=""><text:s text:c="1"/></text:span><text:span text:style-name="a460" text:class-names="">c</text:span><text:span text:style-name="a461" text:class-names="">o</text:span><text:span text:style-name="a462" text:class-names="">m</text:span><text:span text:style-name="a463" text:class-names="">pu</text:span><text:span text:style-name="a464" text:class-names="">t</text:span><text:span text:style-name="a465" text:class-names="">er</text:span><text:span text:style-name="a466" text:class-names=""><text:s text:c="1"/></text:span><text:span text:style-name="a467" text:class-names="">c</text:span><text:span text:style-name="a468" text:class-names="">o</text:span><text:span text:style-name="a469" text:class-names="">u</text:span><text:span text:style-name="a470" text:class-names="">rse</text:span><text:span text:style-name="a471" text:class-names=""><text:s text:c="1"/></text:span><text:span text:style-name="a472" text:class-names="">d</text:span><text:span text:style-name="a473" text:class-names="">o</text:span><text:span text:style-name="a474" text:class-names="">n</text:span><text:span text:style-name="a475" text:class-names="">e</text:span><text:span text:style-name="a476" text:class-names=""><text:s text:c="1"/></text:span><text:span text:style-name="a477" text:class-names="">fr</text:span><text:span text:style-name="a478" text:class-names="">o</text:span><text:span text:style-name="a479" text:class-names="">m</text:span><text:span text:style-name="a480" text:class-names=""><text:s text:c="1"/></text:span><text:span text:style-name="a481" text:class-names="">G</text:span><text:span text:style-name="a482" text:class-names="">o</text:span><text:span text:style-name="a483" text:class-names="">r</text:span><text:span text:style-name="a484" text:class-names="">kha</text:span><text:span text:style-name="a485" text:class-names=""><text:s text:c="1"/></text:span><text:span text:style-name="a486" text:class-names="">Li</text:span><text:span text:style-name="a487" text:class-names="">nk</text:span><text:span text:style-name="a488" text:class-names="">s</text:span><text:span text:style-name="a489" text:class-names=""><text:s text:c="1"/></text:span><text:span text:style-name="a490" text:class-names="">E</text:span><text:span text:style-name="a491" text:class-names="">du</text:span><text:span text:style-name="a492" text:class-names="">ca</text:span><text:span text:style-name="a493" text:class-names="">t</text:span><text:span text:style-name="a494" text:class-names="">ion</text:span><text:span text:style-name="a495" text:class-names=""><text:s text:c="1"/></text:span><text:span text:style-name="a496" text:class-names="">P</text:span><text:span text:style-name="a497" text:class-names="">vt</text:span><text:span text:style-name="a498" text:class-names=""><text:s text:c="1"/></text:span><text:span text:style-name="a499" text:class-names="">L</text:span><text:span text:style-name="a500" text:class-names="">td</text:span><text:span text:style-name="a501" text:class-names=""><text:s text:c="1"/></text:span><text:span text:style-name="a502" text:class-names="">Bas</text:span><text:span text:style-name="a503" text:class-names="">undh</text:span><text:span text:style-name="a504" text:class-names="">ara,</text:span><text:span text:style-name="a505" text:class-names=""><text:s text:c="1"/></text:span><text:span text:style-name="a506" text:class-names="">K</text:span><text:span text:style-name="a507" text:class-names="">a</text:span><text:span text:style-name="a508" text:class-names="">thma</text:span><text:span text:style-name="a509" text:class-names="">ndu</text:span><text:span text:style-name="a510" text:class-names="">,</text:span><text:span text:style-name="a511" text:class-names="">N</text:span><text:span text:style-name="a512" text:class-names="">epal</text:span><text:span text:style-name="a513" text:class-names=""><text:s text:c="1"/></text:span><text:span text:style-name="a514" text:class-names="">(</text:span><text:span text:style-name="a515" text:class-names="">2</text:span><text:span text:style-name="a516" text:class-names="">0</text:span><text:span text:style-name="a517" text:class-names="">70</text:span><text:span text:style-name="a518" text:class-names=""><text:s text:c="1"/></text:span><text:span text:style-name="a519" text:class-names="">B.</text:span><text:span text:style-name="a520" text:class-names="">S</text:span><text:span text:style-name="a521" text:class-names="">).</text:span><text:span text:style-name="a522" text:class-names=""/></text:p>
            <text:p text:style-name="a559" text:class-names="" text:cond-style-name=""><text:span text:style-name="a524" text:class-names="">W</text:span><text:span text:style-name="a525" text:class-names="">o</text:span><text:span text:style-name="a526" text:class-names="">r</text:span><text:span text:style-name="a527" text:class-names="">k</text:span><text:span text:style-name="a528" text:class-names="">ed</text:span><text:span text:style-name="a529" text:class-names=""><text:s text:c="1"/></text:span><text:span text:style-name="a530" text:class-names="">as</text:span><text:span text:style-name="a531" text:class-names=""><text:s text:c="1"/></text:span><text:span text:style-name="a532" text:class-names="">Su</text:span><text:span text:style-name="a533" text:class-names="">p</text:span><text:span text:style-name="a534" text:class-names="">e</text:span><text:span text:style-name="a535" text:class-names="">r</text:span><text:span text:style-name="a536" text:class-names="">vi</text:span><text:span text:style-name="a537" text:class-names="">s</text:span><text:span text:style-name="a538" text:class-names="">o</text:span><text:span text:style-name="a539" text:class-names="">r</text:span><text:span text:style-name="a540" text:class-names=""><text:s text:c="1"/></text:span><text:span text:style-name="a541" text:class-names="">in</text:span><text:span text:style-name="a542" text:class-names=""><text:s text:c="1"/></text:span><text:span text:style-name="a543" text:class-names="">Th</text:span><text:span text:style-name="a544" text:class-names="">e</text:span><text:span text:style-name="a545" text:class-names=""><text:s text:c="1"/></text:span><text:span text:style-name="a546" text:class-names="">cafe</text:span><text:span text:style-name="a547" text:class-names=""><text:s text:c="1"/></text:span><text:span text:style-name="a548" text:class-names="">o</text:span><text:span text:style-name="a549" text:class-names="">f</text:span><text:span text:style-name="a550" text:class-names=""><text:s text:c="1"/></text:span><text:span text:style-name="a551" text:class-names="">Bhaktap</text:span><text:span text:style-name="a552" text:class-names="">u</text:span><text:span text:style-name="a553" text:class-names="">r,</text:span><text:span text:style-name="a554" text:class-names=""><text:s text:c="1"/></text:span><text:span text:style-name="a555" text:class-names="">Ne</text:span><text:span text:style-name="a556" text:class-names="">p</text:span><text:span text:style-name="a557" text:class-names="">al.</text:span><text:span text:style-name="a558" text:class-names=""/></text:p>
            <text:p text:style-name="a609" text:class-names="" text:cond-style-name=""><text:span text:style-name="a560" text:class-names="">Sa</text:span><text:span text:style-name="a561" text:class-names="">les</text:span><text:span text:style-name="a562" text:class-names=""><text:s text:c="1"/></text:span><text:span text:style-name="a563" text:class-names="">E</text:span><text:span text:style-name="a564" text:class-names="">xp</text:span><text:span text:style-name="a565" text:class-names="">e</text:span><text:span text:style-name="a566" text:class-names="">rie</text:span><text:span text:style-name="a567" text:class-names="">n</text:span><text:span text:style-name="a568" text:class-names="">ce</text:span><text:span text:style-name="a569" text:class-names=""><text:s text:c="1"/></text:span><text:span text:style-name="a570" text:class-names="">c</text:span><text:span text:style-name="a571" text:class-names="">o</text:span><text:span text:style-name="a572" text:class-names="">l</text:span><text:span text:style-name="a573" text:class-names="">l</text:span><text:span text:style-name="a574" text:class-names="">ec</text:span><text:span text:style-name="a575" text:class-names="">t</text:span><text:span text:style-name="a576" text:class-names="">ed</text:span><text:span text:style-name="a577" text:class-names=""><text:s text:c="1"/></text:span><text:span text:style-name="a578" text:class-names="">fr</text:span><text:span text:style-name="a579" text:class-names="">om</text:span><text:span text:style-name="a580" text:class-names=""><text:s text:c="1"/></text:span><text:span text:style-name="a581" text:class-names="">E</text:span><text:span text:style-name="a582" text:class-names="">ng</text:span><text:span text:style-name="a583" text:class-names="">i</text:span><text:span text:style-name="a584" text:class-names="">n</text:span><text:span text:style-name="a585" text:class-names="">e</text:span><text:span text:style-name="a586" text:class-names=""><text:s text:c="1"/></text:span><text:span text:style-name="a587" text:class-names="">in</text:span><text:span text:style-name="a588" text:class-names=""><text:s text:c="1"/></text:span><text:span text:style-name="a589" text:class-names="">D</text:span><text:span text:style-name="a590" text:class-names="">u</text:span><text:span text:style-name="a591" text:class-names="">r</text:span><text:span text:style-name="a592" text:class-names="">b</text:span><text:span text:style-name="a593" text:class-names="">ar</text:span><text:span text:style-name="a594" text:class-names="">m</text:span><text:span text:style-name="a595" text:class-names="">ar</text:span><text:span text:style-name="a596" text:class-names="">g</text:span><text:span text:style-name="a597" text:class-names="">,</text:span><text:span text:style-name="a598" text:class-names=""><text:s text:c="1"/></text:span><text:span text:style-name="a599" text:class-names="">Kat</text:span><text:span text:style-name="a600" text:class-names="">h</text:span><text:span text:style-name="a601" text:class-names="">ma</text:span><text:span text:style-name="a602" text:class-names="">ndu</text:span><text:span text:style-name="a603" text:class-names="">,</text:span><text:span text:style-name="a604" text:class-names=""><text:s text:c="1"/></text:span><text:span text:style-name="a605" text:class-names="">Ne</text:span><text:span text:style-name="a606" text:class-names="">p</text:span><text:span text:style-name="a607" text:class-names="">al.</text:span><text:span text:style-name="a608" text:class-names=""/></text:p>
            <text:p text:style-name="a669" text:class-names="" text:cond-style-name=""><text:span text:style-name="a610" text:class-names="">Sa</text:span><text:span text:style-name="a611" text:class-names="">les</text:span><text:span text:style-name="a612" text:class-names=""><text:s text:c="1"/></text:span><text:span text:style-name="a613" text:class-names="">E</text:span><text:span text:style-name="a614" text:class-names="">xp</text:span><text:span text:style-name="a615" text:class-names="">e</text:span><text:span text:style-name="a616" text:class-names="">rie</text:span><text:span text:style-name="a617" text:class-names="">n</text:span><text:span text:style-name="a618" text:class-names="">ce</text:span><text:span text:style-name="a619" text:class-names=""><text:s text:c="1"/></text:span><text:span text:style-name="a620" text:class-names="">c</text:span><text:span text:style-name="a621" text:class-names="">o</text:span><text:span text:style-name="a622" text:class-names="">l</text:span><text:span text:style-name="a623" text:class-names="">l</text:span><text:span text:style-name="a624" text:class-names="">ec</text:span><text:span text:style-name="a625" text:class-names="">t</text:span><text:span text:style-name="a626" text:class-names="">ed</text:span><text:span text:style-name="a627" text:class-names=""><text:s text:c="1"/></text:span><text:span text:style-name="a628" text:class-names="">fr</text:span><text:span text:style-name="a629" text:class-names="">om</text:span><text:span text:style-name="a630" text:class-names=""><text:s text:c="1"/></text:span><text:span text:style-name="a631" text:class-names="">Fri</text:span><text:span text:style-name="a632" text:class-names="">en</text:span><text:span text:style-name="a633" text:class-names="">d</text:span><text:span text:style-name="a634" text:class-names="">s</text:span><text:span text:style-name="a635" text:class-names=""><text:s text:c="1"/></text:span><text:span text:style-name="a636" text:class-names="">in</text:span><text:span text:style-name="a637" text:class-names=""><text:s text:c="1"/></text:span><text:span text:style-name="a638" text:class-names="">C</text:span><text:span text:style-name="a639" text:class-names="">i</text:span><text:span text:style-name="a640" text:class-names="">ty</text:span><text:span text:style-name="a641" text:class-names=""><text:s text:c="1"/></text:span><text:span text:style-name="a642" text:class-names="">cent</text:span><text:span text:style-name="a643" text:class-names="">e</text:span><text:span text:style-name="a644" text:class-names="">r</text:span><text:span text:style-name="a645" text:class-names="">,</text:span><text:span text:style-name="a646" text:class-names="">Ka</text:span><text:span text:style-name="a647" text:class-names="">m</text:span><text:span text:style-name="a648" text:class-names="">al</text:span><text:span text:style-name="a649" text:class-names="">p</text:span><text:span text:style-name="a650" text:class-names="">o</text:span><text:span text:style-name="a651" text:class-names="">kha</text:span><text:span text:style-name="a652" text:class-names="">r</text:span><text:span text:style-name="a653" text:class-names="">i</text:span><text:span text:style-name="a654" text:class-names="">,</text:span><text:span text:style-name="a655" text:class-names="">Kat</text:span><text:span text:style-name="a656" text:class-names="">h</text:span><text:span text:style-name="a657" text:class-names="">ma</text:span><text:span text:style-name="a658" text:class-names="">ndu</text:span><text:span text:style-name="a659" text:class-names="">,</text:span><text:span text:style-name="a660" text:class-names=""><text:s text:c="1"/></text:span><text:span text:style-name="a661" text:class-names="">Ne</text:span><text:span text:style-name="a662" text:class-names="">p</text:span><text:span text:style-name="a663" text:class-names="">al</text:span><text:span text:style-name="a664" text:class-names=""><text:s text:c="1"/></text:span><text:span text:style-name="a665" text:class-names="">rece</text:span><text:span text:style-name="a666" text:class-names="">n</text:span><text:span text:style-name="a667" text:class-names="">tly.</text:span><text:span text:style-name="a668" text:class-names=""/></text:p>
            <text:p text:style-name="a671" text:class-names="" text:cond-style-name=""><text:span text:style-name="a670" text:class-names=""/></text:p>
            <text:p text:style-name="a673" text:class-names="" text:cond-style-name=""><text:span text:style-name="a672" text:class-names=""/></text:p>
            <text:p text:style-name="a720" text:class-names="" text:cond-style-name=""><text:span text:style-name="a674" text:class-names="">I</text:span><text:span text:style-name="a675" text:class-names=""><text:s text:c="1"/></text:span><text:span text:style-name="a676" text:class-names="">h</text:span><text:span text:style-name="a677" text:class-names="">ereby</text:span><text:span text:style-name="a678" text:class-names=""><text:s text:c="1"/></text:span><text:span text:style-name="a679" text:class-names="">d</text:span><text:span text:style-name="a680" text:class-names="">eclare</text:span><text:span text:style-name="a681" text:class-names=""><text:s text:c="1"/></text:span><text:span text:style-name="a682" text:class-names="">t</text:span><text:span text:style-name="a683" text:class-names="">h</text:span><text:span text:style-name="a684" text:class-names="">at</text:span><text:span text:style-name="a685" text:class-names=""><text:s text:c="1"/></text:span><text:span text:style-name="a686" text:class-names="">a</text:span><text:span text:style-name="a687" text:class-names="">b</text:span><text:span text:style-name="a688" text:class-names="">o</text:span><text:span text:style-name="a689" text:class-names="">ve</text:span><text:span text:style-name="a690" text:class-names=""><text:s text:c="1"/></text:span><text:span text:style-name="a691" text:class-names="">m</text:span><text:span text:style-name="a692" text:class-names="">e</text:span><text:span text:style-name="a693" text:class-names="">n</text:span><text:span text:style-name="a694" text:class-names="">ti</text:span><text:span text:style-name="a695" text:class-names="">o</text:span><text:span text:style-name="a696" text:class-names="">n</text:span><text:span text:style-name="a697" text:class-names="">ed</text:span><text:span text:style-name="a698" text:class-names=""><text:s text:c="1"/></text:span><text:span text:style-name="a699" text:class-names="">i</text:span><text:span text:style-name="a700" text:class-names="">nf</text:span><text:span text:style-name="a701" text:class-names="">o</text:span><text:span text:style-name="a702" text:class-names="">r</text:span><text:span text:style-name="a703" text:class-names="">mat</text:span><text:span text:style-name="a704" text:class-names="">i</text:span><text:span text:style-name="a705" text:class-names="">o</text:span><text:span text:style-name="a706" text:class-names="">n</text:span><text:span text:style-name="a707" text:class-names=""><text:s text:c="1"/></text:span><text:span text:style-name="a708" text:class-names="">a</text:span><text:span text:style-name="a709" text:class-names="">b</text:span><text:span text:style-name="a710" text:class-names="">o</text:span><text:span text:style-name="a711" text:class-names="">u</text:span><text:span text:style-name="a712" text:class-names="">t</text:span><text:span text:style-name="a713" text:class-names=""><text:s text:c="1"/></text:span><text:span text:style-name="a714" text:class-names="">me</text:span><text:span text:style-name="a715" text:class-names=""><text:s text:c="1"/></text:span><text:span text:style-name="a716" text:class-names="">are</text:span><text:span text:style-name="a717" text:class-names=""><text:s text:c="1"/></text:span><text:span text:style-name="a718" text:class-names="">true.</text:span><text:span text:style-name="a719" text:class-names=""/></text:p>
          </draw:text-box>
          <svg:title/>
          <svg:desc/>
        </draw:frame>
        <presentation:notes draw:style-name="a723">
          <draw:frame draw:id="id40" presentation:style-name="a722" draw:name="Notes Placeholder" svg:x="0in" svg:y="0in" svg:width="0in" svg:height="0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75in" svg:y="3.41in" svg:width="7.225in" svg:height="2.31in"/>
      <presentation:placeholder presentation:object="subtitle" svg:x="1.275in" svg:y="6.16in" svg:width="5.95in" svg:height="2.75in"/>
      <presentation:placeholder presentation:object="footer" svg:x="2.89in" svg:y="10.23in" svg:width="2.72in" svg:height="0.55in"/>
      <presentation:placeholder presentation:object="date-time" svg:x="0.425in" svg:y="10.23in" svg:width="1.955in" svg:height="0.55in"/>
      <presentation:placeholder presentation:object="page-number" svg:x="6.12in" svg:y="10.23in" svg:width="1.955in" svg:height="0.55in"/>
    </style:presentation-page-layout>
    <style:presentation-page-layout style:name="Master1-PPL2" style:display-name="Title and Content">
      <presentation:placeholder presentation:object="title" svg:x="0.425in" svg:y="0.44in" svg:width="7.65in" svg:height="1.76in"/>
      <presentation:placeholder presentation:object="outline" svg:x="0.425in" svg:y="2.53in" svg:width="7.65in" svg:height="7.26in"/>
      <presentation:placeholder presentation:object="footer" svg:x="2.89in" svg:y="10.23in" svg:width="2.72in" svg:height="0.55in"/>
      <presentation:placeholder presentation:object="date-time" svg:x="0.425in" svg:y="10.23in" svg:width="1.955in" svg:height="0.55in"/>
      <presentation:placeholder presentation:object="page-number" svg:x="6.12in" svg:y="10.23in" svg:width="1.955in" svg:height="0.55in"/>
    </style:presentation-page-layout>
    <style:presentation-page-layout style:name="Master1-PPL3" style:display-name="Two Content">
      <presentation:placeholder presentation:object="title" svg:x="0.425in" svg:y="0.44in" svg:width="7.65in" svg:height="1.76in"/>
      <presentation:placeholder presentation:object="object" svg:x="0.425in" svg:y="2.53in" svg:width="3.6975in" svg:height="7.26in"/>
      <presentation:placeholder presentation:object="object" svg:x="4.3775in" svg:y="2.53in" svg:width="3.6975in" svg:height="7.26in"/>
      <presentation:placeholder presentation:object="footer" svg:x="2.89in" svg:y="10.23in" svg:width="2.72in" svg:height="0.55in"/>
      <presentation:placeholder presentation:object="date-time" svg:x="0.425in" svg:y="10.23in" svg:width="1.955in" svg:height="0.55in"/>
      <presentation:placeholder presentation:object="page-number" svg:x="6.12in" svg:y="10.23in" svg:width="1.955in" svg:height="0.55in"/>
    </style:presentation-page-layout>
    <style:presentation-page-layout style:name="Master1-PPL4" style:display-name="Title Only">
      <presentation:placeholder presentation:object="title" svg:x="0.425in" svg:y="0.44in" svg:width="7.65in" svg:height="1.76in"/>
      <presentation:placeholder presentation:object="footer" svg:x="2.89in" svg:y="10.23in" svg:width="2.72in" svg:height="0.55in"/>
      <presentation:placeholder presentation:object="date-time" svg:x="0.425in" svg:y="10.23in" svg:width="1.955in" svg:height="0.55in"/>
      <presentation:placeholder presentation:object="page-number" svg:x="6.12in" svg:y="10.23in" svg:width="1.955in" svg:height="0.55in"/>
    </style:presentation-page-layout>
    <style:presentation-page-layout style:name="Master1-PPL5" style:display-name="Blank">
      <presentation:placeholder presentation:object="footer" svg:x="2.89in" svg:y="10.23in" svg:width="2.72in" svg:height="0.55in"/>
      <presentation:placeholder presentation:object="date-time" svg:x="0.425in" svg:y="10.23in" svg:width="1.955in" svg:height="0.55in"/>
      <presentation:placeholder presentation:object="page-number" svg:x="6.12in" svg:y="10.23in" svg:width="1.955in" svg:height="0.55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8.5in" fo:page-height="1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Holder 2" svg:x="0.425in" svg:y="0.44in" svg:width="7.65in" svg:height="1.7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Holder 3" svg:x="0.425in" svg:y="2.53in" svg:width="7.65in" svg:height="7.2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Holder 4" svg:x="2.89in" svg:y="10.23in" svg:width="2.72in" svg:height="0.55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4" draw:name="Holder 5" svg:x="0.425in" svg:y="10.23in" svg:width="1.955in" svg:height="0.55in" presentation:class="date-time" presentation:placeholder="false">
        <draw:text-box>
          <text:p text:style-name="a13" text:class-names="" text:cond-style-name=""><text:span text:style-name="a11" text:class-names=""><text:date text:fixed="false" style:data-style-name="a12"/></text:span></text:p>
        </draw:text-box>
        <svg:title/>
        <svg:desc/>
      </draw:frame>
      <draw:frame draw:id="id4" presentation:style-name="a17" draw:name="Holder 6" svg:x="6.12in" svg:y="10.23in" svg:width="1.955in" svg:height="0.55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18"/>
    </style:master-page>
    <style:master-page style:name="Master1-Layout1-obj-Title-Slide" style:page-layout-name="pageLayout1" draw:style-name="a19">
      <draw:frame draw:id="id5" presentation:style-name="a22" draw:name="Holder 2" svg:x="0.6375in" svg:y="3.41in" svg:width="7.225in" svg:height="2.31in" presentation:class="titl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6" presentation:style-name="a25" draw:name="Holder 3" svg:x="1.275in" svg:y="6.16in" svg:width="5.95in" svg:height="2.75in" presentation:class="subtitl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7" presentation:style-name="a28" draw:name="Holder 4" svg:x="2.89in" svg:y="10.23in" svg:width="2.72in" svg:height="0.5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8" presentation:style-name="a32" draw:name="Holder 5" svg:x="0.425in" svg:y="10.23in" svg:width="1.955in" svg:height="0.55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/></text:span></text:p>
        </draw:text-box>
        <svg:title/>
        <svg:desc/>
      </draw:frame>
      <draw:frame draw:id="id9" presentation:style-name="a35" draw:name="Holder 6" svg:x="6.12in" svg:y="10.23in" svg:width="1.955in" svg:height="0.55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36"/>
    </style:master-page>
    <style:master-page style:name="Master1-Layout2-obj-Title-and-Content" style:page-layout-name="pageLayout1" draw:style-name="a37">
      <draw:frame draw:id="id10" presentation:style-name="a40" draw:name="Holder 2" svg:x="0.425in" svg:y="0.44in" svg:width="7.65in" svg:height="1.76in" presentation:class="titl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1" presentation:style-name="a44" draw:name="Holder 3" svg:x="0.425in" svg:y="2.53in" svg:width="7.65in" svg:height="7.26in" presentation:class="outline" presentation:placeholder="false">
        <draw:text-box>
          <text:list text:style-name="a43">
            <text:list-item>
              <text:p text:style-name="a42" text:class-names="" text:cond-style-name=""><text:span text:style-name="a41" text:class-names=""/></text:p>
            </text:list-item>
          </text:list>
        </draw:text-box>
        <svg:title/>
        <svg:desc/>
      </draw:frame>
      <draw:frame draw:id="id12" presentation:style-name="a47" draw:name="Holder 4" svg:x="2.89in" svg:y="10.23in" svg:width="2.72in" svg:height="0.5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3" presentation:style-name="a51" draw:name="Holder 5" svg:x="0.425in" svg:y="10.23in" svg:width="1.955in" svg:height="0.55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/></text:span></text:p>
        </draw:text-box>
        <svg:title/>
        <svg:desc/>
      </draw:frame>
      <draw:frame draw:id="id14" presentation:style-name="a54" draw:name="Holder 6" svg:x="6.12in" svg:y="10.23in" svg:width="1.955in" svg:height="0.55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55"/>
    </style:master-page>
    <style:master-page style:name="Master1-Layout3-obj-Two-Content" style:page-layout-name="pageLayout1" draw:style-name="a56">
      <draw:frame draw:id="id15" presentation:style-name="a59" draw:name="Holder 2" svg:x="0.425in" svg:y="0.44in" svg:width="7.65in" svg:height="1.76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Holder 3" svg:x="0.425in" svg:y="2.53in" svg:width="3.6975in" svg:height="7.26in" presentation:class="object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Holder 4" svg:x="4.3775in" svg:y="2.53in" svg:width="3.6975in" svg:height="7.26in" presentation:class="object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8" presentation:style-name="a68" draw:name="Holder 5" svg:x="2.89in" svg:y="10.23in" svg:width="2.72in" svg:height="0.5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9" presentation:style-name="a72" draw:name="Holder 6" svg:x="0.425in" svg:y="10.23in" svg:width="1.955in" svg:height="0.55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/></text:span></text:p>
        </draw:text-box>
        <svg:title/>
        <svg:desc/>
      </draw:frame>
      <draw:frame draw:id="id20" presentation:style-name="a75" draw:name="Holder 7" svg:x="6.12in" svg:y="10.23in" svg:width="1.955in" svg:height="0.55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76"/>
    </style:master-page>
    <style:master-page style:name="Master1-Layout4-obj-Title-Only" style:page-layout-name="pageLayout1" draw:style-name="a77">
      <draw:frame draw:id="id21" presentation:style-name="a80" draw:name="Holder 2" svg:x="0.425in" svg:y="0.44in" svg:width="7.65in" svg:height="1.76in" presentation:class="titl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Holder 3" svg:x="2.89in" svg:y="10.23in" svg:width="2.72in" svg:height="0.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7" draw:name="Holder 4" svg:x="0.425in" svg:y="10.23in" svg:width="1.955in" svg:height="0.55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/></text:span></text:p>
        </draw:text-box>
        <svg:title/>
        <svg:desc/>
      </draw:frame>
      <draw:frame draw:id="id24" presentation:style-name="a90" draw:name="Holder 5" svg:x="6.12in" svg:y="10.23in" svg:width="1.955in" svg:height="0.55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91"/>
    </style:master-page>
    <style:master-page style:name="Master1-Layout5-obj-Blank" style:page-layout-name="pageLayout1" draw:style-name="a92">
      <draw:frame draw:id="id25" presentation:style-name="a95" draw:name="Holder 2" svg:x="2.89in" svg:y="10.23in" svg:width="2.72in" svg:height="0.5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6" presentation:style-name="a99" draw:name="Holder 3" svg:x="0.425in" svg:y="10.23in" svg:width="1.955in" svg:height="0.55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/></text:span></text:p>
        </draw:text-box>
        <svg:title/>
        <svg:desc/>
      </draw:frame>
      <draw:frame draw:id="id27" presentation:style-name="a102" draw:name="Holder 4" svg:x="6.12in" svg:y="10.23in" svg:width="1.955in" svg:height="0.55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#</text:page-number></text:span></text:p>
        </draw:text-box>
        <svg:title/>
        <svg:desc/>
      </draw:frame>
      <presentation:notes style:page-layout-name="pageLayout2" draw:style-name="a103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Online2PDF.com</meta:initial-creator>
    <dc:creator>Online2PDF.com</dc:creator>
    <meta:creation-date>2018-06-26T13:27:49Z</meta:creation-date>
    <dc:date>2018-06-26T11:27:50Z</dc:date>
    <meta:template xlink:href="" xlink:type="simple"/>
    <meta:editing-cycles>1</meta:editing-cycles>
    <meta:editing-duration>PT0S</meta:editing-duration>
    <meta:user-defined meta:name="Created" meta:value-type="date">2018-06-26T00:00:00Z</meta:user-defined>
    <meta:user-defined meta:name="LastSaved" meta:value-type="date">2018-06-26T00:00:00Z</meta:user-defined>
    <meta:document-statistic meta:paragraph-count="31" meta:word-count="131"/>
  </office:meta>
</office:document-meta>
</file>